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2" svg:font-family="'Calibri Light'" style:font-family-generic="swiss" style:font-pitch="variable"/>
    <style:font-face style:name="Calibri Light1" svg:font-family="'Calibri Light'" style:font-adornments="Negrito" style:font-family-generic="swiss" style:font-pitch="variable"/>
    <style:font-face style:name="Calibri Light" svg:font-family="'Calibri Light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" style:family="paragraph" style:parent-style-name="TextoNormal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" style:family="paragraph" style:parent-style-name="TextoNormal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style:text-underline-style="none" style:font-name-asian="Consolas" style:font-size-asian="10pt" style:font-style-asian="italic" style:font-name-complex="Consolas" style:font-size-complex="10pt" style:font-style-complex="italic"/>
    </style:style>
    <style:style style:name="P7" style:family="paragraph" style:parent-style-name="TextoNormal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TextoNormal" style:list-style-name="L1"/>
    <style:style style:name="P9" style:family="paragraph" style:parent-style-name="TextoNormal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 Light2" fo:font-size="13pt" style:font-size-asian="13pt" style:font-size-complex="13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mo Capítulo 6</text:p>
      <text:p text:style-name="P2"/>
      <text:p text:style-name="TituloOCJP">Strings</text:p>
      <text:p text:style-name="TextoNormal"/>
      <text:list xml:id="list42623438" text:style-name="L1">
        <text:list-item>
          <text:p text:style-name="P8">Strings são objetos inalteráveis.</text:p>
        </text:list-item>
        <text:list-item>
          <text:p text:style-name="P8">String abc = “abc”; String s2 = “abc”; // criará 1 objeto apenas de string</text:p>
        </text:list-item>
        <text:list-item>
          <text:p text:style-name="P8">A JVM utiliza uma área chamada “pool constante de strings” para verificar se existe uma string que uma variável objeto deseja ser atribuida.</text:p>
        </text:list-item>
        <text:list-item>
          <text:p text:style-name="P8">Ao dar new String(“abc”); de qualquer modo será criado um novo objeto String no pool</text:p>
        </text:list-item>
        <text:list-item>
          <text:p text:style-name="P8">Métodos principais de String:</text:p>
          <text:list>
            <text:list-item>
              <text:p text:style-name="P8">chatAt()</text:p>
            </text:list-item>
            <text:list-item>
              <text:p text:style-name="P8">concat()</text:p>
            </text:list-item>
            <text:list-item>
              <text:p text:style-name="P8">equalsIgnoreCase()</text:p>
            </text:list-item>
            <text:list-item>
              <text:p text:style-name="P8">length()</text:p>
            </text:list-item>
            <text:list-item>
              <text:p text:style-name="P8">replace()</text:p>
            </text:list-item>
            <text:list-item>
              <text:p text:style-name="P8">substring()</text:p>
            </text:list-item>
            <text:list-item>
              <text:p text:style-name="P8">toLowerCase()</text:p>
            </text:list-item>
            <text:list-item>
              <text:p text:style-name="P8">toString()</text:p>
            </text:list-item>
            <text:list-item>
              <text:p text:style-name="P8">toUpperCase()</text:p>
            </text:list-item>
            <text:list-item>
              <text:p text:style-name="P8">trim()</text:p>
            </text:list-item>
          </text:list>
        </text:list-item>
      </text:list>
      <text:p text:style-name="TextoNormal"/>
      <text:p text:style-name="TextoNormal"><text:tab/>StringBuffer e StringBuilder</text:p>
      <text:list xml:id="list43157345" text:style-name="L2">
        <text:list-item>
          <text:p text:style-name="P9">Métodos:</text:p>
        </text:list-item>
        <text:list-item>
          <text:p text:style-name="P9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2" svg:font-family="'Calibri Light'" style:font-family-generic="swiss" style:font-pitch="variable"/>
    <style:font-face style:name="Calibri Light1" svg:font-family="'Calibri Light'" style:font-adornments="Negrito" style:font-family-generic="swiss" style:font-pitch="variable"/>
    <style:font-face style:name="Calibri Light" svg:font-family="'Calibri Light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Normal" style:family="paragraph" style:parent-style-name="Standard">
      <style:paragraph-properties fo:text-align="start" style:justify-single-word="false" style:text-autospace="none"/>
      <style:text-properties fo:color="#000000" style:font-name="Calibri Light" fo:font-size="11pt" style:text-underline-style="none" style:font-name-asian="Consolas" style:font-size-asian="11pt" style:font-name-complex="Consolas" style:font-size-complex="11pt"/>
    </style:style>
    <style:style style:name="TituloOCJP" style:family="paragraph" style:parent-style-name="Standard" style:master-page-name="">
      <style:paragraph-properties fo:margin-left="1.251cm" fo:margin-right="0cm" fo:text-align="center" style:justify-single-word="false" fo:text-indent="-0.026cm" style:auto-text-indent="false" style:page-number="auto" fo:background-color="transparent" style:text-autospace="none">
        <style:tab-stops/>
        <style:background-image/>
      </style:paragraph-properties>
      <style:text-properties fo:color="#666666" style:font-name="Calibri Light1" fo:font-size="15pt" style:text-underline-style="none" fo:font-weight="bold" style:font-name-asian="Courier New" style:font-size-asian="28pt" style:font-weight-asian="bold" style:font-name-complex="Courier New" style:font-size-complex="28pt" style:font-weight-complex="bold"/>
    </style:style>
    <style:style style:name="CodigoProgramacao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9T23:47:50.63</meta:creation-date>
    <meta:print-date>2013-01-30T00:01:01.12</meta:print-date>
    <dc:date>2013-02-12T23:01:55.33</dc:date>
    <meta:editing-duration>PT01H09M35S</meta:editing-duration>
    <meta:editing-cycles>31</meta:editing-cycles>
    <meta:generator>OpenOffice.org/3.2$Win32 OpenOffice.org_project/320m18$Build-9502</meta:generator>
    <meta:document-statistic meta:table-count="0" meta:image-count="0" meta:object-count="0" meta:page-count="1" meta:paragraph-count="19" meta:word-count="98" meta:character-count="541"/>
  </office:meta>
</office:document-meta>
</file>